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P2" style:family="paragraph" style:parent-style-name="Text_20_body">
      <style:text-properties style:font-name="Verdana1" style:text-underline-style="solid" style:text-underline-width="auto" style:text-underline-color="font-color"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style:style>
    <style:style style:name="T5" style:family="text">
      <style:text-properties fo:font-size="14pt" style:text-underline-style="solid" style:text-underline-width="auto" style:text-underline-color="font-color"/>
    </style:style>
    <style:style style:name="T6" style:family="text">
      <style:text-properties fo:font-size="14pt"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weet Potato Breakfast Casserole </text:p>
      <text:p text:style-name="P1"><text:line-break/>1 sweet potato (medium to large size), peeled and grated (grating it with a food processor makes it easy)<text:line-break/>2T butter<text:line-break/>1 medium onion, chopped<text:line-break/>½ of a red or green pepper, chopped<text:line-break/>3 large mushrooms, sliced<text:line-break/>½ cup (or so) sliced celery<text:line-break/>1 lb sausage (such as Jimmy Dean)<text:line-break/>12 eggs<text:line-break/>½ to 1 cup grated cheese of your choice, optional (I’ve made it with and without cheese, tastes good either way)<text:line-break/>Salt &amp; pepper, to taste<text:line-break/><text:line-break/>Lay grated sweet potato on the bottom of a 9x13 pan that has been sprayed with non stick spray. Heat a large frying pan on medium high and add butter. When butter has melted add veggies. Stir and cook until veggies begin to soften. Add sausage and cook until veggies are tender and sausage is completely cooked. Spread the veggie/meat mixture on top of the sweet potatoes. <text:line-break/><text:line-break/>In a large bowl crack eggs and mix well (like you would for scrambled eggs). Add grated cheese and mix. Add salt and pepper. Pour this mixture over sweet potato/veggie/meat mixture. Bake at 350 for 35 to 40 minutes until eggs are set. Serve with a bit of salsa on top and a breakfast smoothie to go along with it for a delish meal that will keep everyone happy and full for a very long time!</text:p>
      <text:p text:style-name="Standard"/>
      <text:p text:style-name="Standard"/>
      <text:p text:style-name="Standard">In a separate bowl mix the pastry flour, baking powder and baking soda.</text:p>
      <text:p text:style-name="Standard"/>
      <text:p text:style-name="Standard">Add the flour mix and the sour cream to the butter/cane juice mix. Do this by alternating between the flour and the sour cream.  Making sure to mix well after each addition.</text:p>
      <text:p text:style-name="Standard"/>
      <text:p text:style-name="Standard">In a smaller bowl mix together the pumpkin, 1 egg, 1/3 c cane juice crystal’s and spices.</text:p>
      <text:p text:style-name="Standard"/>
      <text:p text:style-name="Standard">Prepare streusel by mixing all ingredients except nuts until they are blended.  Mix in the nuts, if using. </text:p>
      <text:p text:style-name="Standard"/>
      <text:p text:style-name="Standard">Spray a 13x9 pan with a non stick spray. Spoon half of the coffee cake batter into the pan making sure to spread it to the corners of the pan. </text:p>
      <text:p text:style-name="Standard"/>
      <text:p text:style-name="Standard">Sprinkle half the streusel over the batter. Spread the pumpkin mixture over this. Carefully spread the rest of the coffee cake batter over the top of the pumpkin <text:soft-page-break/>mixture. </text:p>
      <text:p text:style-name="Standard"/>
      <text:p text:style-name="Standard">Bake at 350 for 55 to 60 minutes or until d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51:37.16</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2" meta:paragraph-count="9" meta:word-count="375" meta:character-count="2011"/>
  </office:meta>
</office:document-meta>
</file>